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00000015BBF1A7D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18.002cm" style:rel-column-width="65535*"/>
    </style:style>
    <style:style style:name="Tabla3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18.002cm" style:rel-column-width="65535*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36pt" officeooo:paragraph-rsid="0017cc77" style:font-size-asian="36pt" style:font-size-complex="3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28pt" style:text-underline-style="none" fo:font-weight="normal" officeooo:rsid="001bd14f" officeooo:paragraph-rsid="0017cc77" style:font-size-asian="28pt" style:font-weight-asian="normal" style:font-size-complex="2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7cc77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4pt" style:text-underline-style="none" fo:font-weight="normal" officeooo:rsid="001bd14f" officeooo:paragraph-rsid="001b48dc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40pt" officeooo:rsid="000f5d4c" officeooo:paragraph-rsid="0017cc77" style:font-size-asian="40pt" style:font-size-complex="40pt"/>
    </style:style>
    <style:style style:name="P9" style:family="paragraph" style:parent-style-name="Table_20_Contents">
      <style:paragraph-properties fo:text-align="center" style:justify-single-word="false"/>
      <style:text-properties fo:font-size="40pt" officeooo:rsid="000f5d4c" officeooo:paragraph-rsid="001b48dc" style:font-size-asian="40pt" style:font-size-complex="40pt"/>
    </style:style>
    <style:style style:name="P10" style:family="paragraph" style:parent-style-name="Standard">
      <style:text-properties officeooo:paragraph-rsid="0017cc77"/>
    </style:style>
    <style:style style:name="P11" style:family="paragraph" style:parent-style-name="Standard">
      <style:paragraph-properties fo:break-before="page"/>
      <style:text-properties officeooo:paragraph-rsid="0017cc77"/>
    </style:style>
    <style:style style:name="P12" style:family="paragraph" style:parent-style-name="Standard">
      <style:text-properties officeooo:paragraph-rsid="001b48dc"/>
    </style:style>
    <style:style style:name="P13" style:family="paragraph" style:parent-style-name="Standard">
      <style:paragraph-properties fo:break-before="page"/>
      <style:text-properties officeooo:paragraph-rsid="001b48dc"/>
    </style:style>
    <style:style style:name="P14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size="24pt" officeooo:paragraph-rsid="001b48dc" style:font-size-asian="24pt" style:font-size-complex="24pt"/>
    </style:style>
    <style:style style:name="P15" style:family="paragraph" style:parent-style-name="Table_20_Contents" style:list-style-name="L2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0pt" style:text-underline-style="none" fo:font-weight="normal" officeooo:rsid="0026c651" officeooo:paragraph-rsid="0017cc77" style:font-size-asian="20pt" style:font-weight-asian="normal" style:font-size-complex="20pt" style:font-weight-complex="normal"/>
    </style:style>
    <style:style style:name="P16" style:family="paragraph" style:parent-style-name="Table_20_Contents" style:list-style-name="L3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0pt" style:text-underline-style="none" fo:font-weight="normal" officeooo:rsid="0026c651" officeooo:paragraph-rsid="001b48dc" style:font-size-asian="20pt" style:font-weight-asian="normal" style:font-size-complex="20pt" style:font-weight-complex="normal"/>
    </style:style>
    <style:style style:name="P17" style:family="paragraph" style:parent-style-name="Table_20_Contents" style:list-style-name="L2">
      <loext:graphic-properties draw:fill-hatch-name="hatch"/>
      <style:paragraph-properties fo:margin-left="0.97cm" fo:margin-right="0cm" fo:margin-top="0cm" fo:margin-bottom="0cm" style:contextual-spacing="false" fo:line-height="115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18" style:family="paragraph" style:parent-style-name="Table_20_Contents" style:list-style-name="L3">
      <loext:graphic-properties draw:fill-hatch-name="hatch"/>
      <style:paragraph-properties fo:margin-left="0.97cm" fo:margin-right="0cm" fo:margin-top="0cm" fo:margin-bottom="0cm" style:contextual-spacing="false" fo:line-height="115%" fo:text-align="center" style:justify-single-word="false" fo:text-indent="-0.64cm" style:auto-text-indent="false">
        <style:tab-stops/>
      </style:paragraph-properties>
      <style:text-properties style:font-name="Ubuntu" fo:font-size="24pt" style:text-underline-style="solid" style:text-underline-width="auto" style:text-underline-color="font-color" fo:font-weight="bold" officeooo:rsid="001b48dc" officeooo:paragraph-rsid="001b48dc" style:font-size-asian="24pt" style:font-weight-asian="bold" style:font-size-complex="24pt" style:font-weight-complex="bold"/>
    </style:style>
    <style:style style:name="P19" style:family="paragraph" style:parent-style-name="Table_20_Contents" style:list-style-name="L2">
      <loext:graphic-properties draw:fill-gradient-name="gradient" draw:fill-hatch-name="hatch"/>
      <style:paragraph-properties fo:margin-left="0.57cm" fo:margin-right="0cm" fo:margin-top="0.499cm" fo:margin-bottom="0cm" style:contextual-spacing="false" fo:line-height="115%" fo:text-align="center" style:justify-single-word="false" fo:text-indent="0.06cm" style:auto-text-indent="false"/>
      <style:text-properties style:font-name="Ubuntu" fo:font-size="24pt" officeooo:paragraph-rsid="001b48dc" style:font-size-asian="24pt" style:font-size-complex="24pt"/>
    </style:style>
    <style:style style:name="P20" style:family="paragraph" style:parent-style-name="Table_20_Contents" style:list-style-name="L2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style:font-name="Ubuntu" fo:font-size="24pt" officeooo:paragraph-rsid="001b48dc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28pt" style:text-underline-style="none" fo:font-weight="normal" officeooo:rsid="001bd14f" officeooo:paragraph-rsid="0017cc77" style:font-size-asian="28pt" style:font-weight-asian="normal" style:font-size-complex="2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28pt" style:text-underline-style="none" fo:font-weight="normal" officeooo:rsid="001bd14f" officeooo:paragraph-rsid="001b48dc" style:font-size-asian="28pt" style:font-weight-asian="normal" style:font-size-complex="28pt" style:font-weight-complex="normal"/>
    </style:style>
    <style:style style:name="P23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1b48dc" style:font-size-asian="24pt" style:font-weight-asian="normal" style:font-size-complex="24pt" style:font-weight-complex="normal"/>
    </style:style>
    <style:style style:name="P24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15%" fo:text-align="center" style:justify-single-word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22789c" style:font-size-asian="24pt" style:font-weight-asian="normal" style:font-size-complex="24pt" style:font-weight-complex="normal"/>
    </style:style>
    <style:style style:name="P25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22789c" style:font-size-asian="24pt" style:font-weight-asian="normal" style:font-size-complex="24pt" style:font-weight-complex="normal"/>
    </style:style>
    <style:style style:name="P26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officeooo:paragraph-rsid="001b48dc" style:font-size-asian="24pt" style:font-weight-asian="normal" style:font-size-complex="24pt" style:font-weight-complex="normal"/>
    </style:style>
    <style:style style:name="P27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officeooo:paragraph-rsid="001b48dc"/>
    </style:style>
    <style:style style:name="P28" style:family="paragraph" style:parent-style-name="Table_20_Contents" style:list-style-name="L3">
      <loext:graphic-properties draw:fill-gradient-name="gradient" draw:fill-hatch-name="hatch"/>
      <style:paragraph-properties fo:margin-left="0.771cm" fo:margin-right="0cm" fo:margin-top="0.499cm" fo:margin-bottom="0cm" style:contextual-spacing="false" fo:line-height="115%" fo:text-align="center" style:justify-single-word="false" fo:text-indent="0.06cm" style:auto-text-indent="false"/>
      <style:text-properties officeooo:paragraph-rsid="0022789c"/>
    </style:style>
    <style:style style:name="T1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e1f15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17cc77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7a6ba7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044a9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Ubuntu" fo:letter-spacing="normal" fo:font-style="normal" style:text-underline-style="none" fo:font-weight="normal" officeooo:rsid="0021be34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17cc77" style:font-size-asian="24pt" style:font-weight-asian="normal" style:font-size-complex="24pt" style:font-weight-complex="normal"/>
    </style:style>
    <style:style style:name="T7" style:family="text">
      <style:text-properties fo:font-variant="normal" fo:text-transform="none" fo:color="#000000" loext:opacity="100%" style:font-name="Ubuntu" fo:font-size="24pt" fo:letter-spacing="normal" fo:font-style="normal" style:text-underline-style="none" fo:font-weight="normal" officeooo:rsid="0022789c" style:font-size-asian="24pt" style:font-weight-asian="normal" style:font-size-complex="24pt" style:font-weight-complex="normal"/>
    </style:style>
    <style:style style:name="T8" style:family="text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Ubuntu" style:text-underline-style="solid" style:text-underline-width="auto" style:text-underline-color="font-color" fo:font-weight="bold" officeooo:rsid="001bd14f" style:font-weight-asian="bold" style:font-weight-complex="bold"/>
    </style:style>
    <style:style style:name="T10" style:family="text">
      <style:text-properties style:font-name="Ubuntu" style:text-underline-style="solid" style:text-underline-width="auto" style:text-underline-color="font-color" fo:font-weight="bold" officeooo:rsid="00164441" style:font-weight-asian="bold" style:font-weight-complex="bold"/>
    </style:style>
    <style:style style:name="T11" style:family="text">
      <style:text-properties style:font-name="Ubuntu" style:text-underline-style="solid" style:text-underline-width="auto" style:text-underline-color="font-color" fo:font-weight="bold" officeooo:rsid="00202cbe" style:font-weight-asian="bold" style:font-weight-complex="bold"/>
    </style:style>
    <style:style style:name="T12" style:family="text">
      <style:text-properties style:font-name="Ubuntu" style:text-underline-style="solid" style:text-underline-width="auto" style:text-underline-color="font-color" fo:font-weight="bold" officeooo:rsid="0021be34" style:font-weight-asian="bold" style:font-weight-complex="bold"/>
    </style:style>
    <style:style style:name="T13" style:family="text">
      <style:text-properties style:font-name="Ubuntu" style:text-underline-style="solid" style:text-underline-width="auto" style:text-underline-color="font-color" fo:font-weight="bold" officeooo:rsid="0022789c" style:font-weight-asian="bold" style:font-weight-complex="bold"/>
    </style:style>
    <style:style style:name="T14" style:family="text">
      <style:text-properties style:font-name="Ubuntu" style:text-underline-style="none" fo:font-weight="normal" officeooo:rsid="002e1f15" style:font-weight-asian="normal" style:font-weight-complex="normal"/>
    </style:style>
    <style:style style:name="T15" style:family="text">
      <style:text-properties style:font-name="Ubuntu" style:text-underline-style="none" fo:font-weight="normal" officeooo:rsid="0017cc77" style:font-weight-asian="normal" style:font-weight-complex="normal"/>
    </style:style>
    <style:style style:name="T16" style:family="text">
      <style:text-properties style:font-name="Ubuntu" fo:font-size="22pt" style:font-size-asian="22pt" style:font-size-complex="22pt"/>
    </style:style>
    <style:style style:name="T17" style:family="text">
      <style:text-properties officeooo:rsid="0021be34"/>
    </style:style>
    <style:style style:name="T18" style:family="text">
      <style:text-properties officeooo:rsid="0022789c"/>
    </style:style>
    <style:style style:name="T19" style:family="text">
      <style:text-properties officeooo:rsid="00223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<text:s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s/></text:p>
            <text:p text:style-name="P8"><text:span text:style-name="T9">Menú</text:span><text:span text:style-name="T8"> </text:span><text:span text:style-name="T10">Día </text:span><text:span text:style-name="T11">1</text:span></text:p>
          </table:table-cell>
        </table:table-row>
        <table:table-row>
          <table:table-cell table:style-name="Tabla2.A1" office:value-type="string">
            <text:p text:style-name="P4"><text:s/></text:p>
          </table:table-cell>
        </table:table-row>
        <table:table-row>
          <table:table-cell table:style-name="Tabla2.A1" office:value-type="string">
            <text:p text:style-name="P6">Almuerzo</text:p>
          </table:table-cell>
        </table:table-row>
        <table:table-row>
          <table:table-cell table:style-name="Tabla2.A1" office:value-type="string">
            <text:list xml:id="list3408788713" text:style-name="L1">
              <text:list-header>
                <text:p text:style-name="P14"><text:span text:style-name="T14">*</text:span><text:span text:style-name="T15"> Bruschetta Mediterránea.</text:span></text:p>
                <text:p text:style-name="P14"><text:span text:style-name="T1">*</text:span><text:span text:style-name="T2"> </text:span><text:span text:style-name="T4">Suprema de Pollo Crisp</text:span><text:span text:style-name="T5">y</text:span><text:span text:style-name="T2">.</text:span></text:p>
                <text:p text:style-name="P14"><text:span text:style-name="T1">*</text:span><text:span text:style-name="T2"> </text:span><text:span text:style-name="T4">Brownie con </text:span><text:span text:style-name="T5">Helado de A</text:span><text:span text:style-name="T4">mericana</text:span><text:span text:style-name="T3">. <text:s text:c="4"/></text:span></text:p>
              </text:list-header>
            </text:list>
          </table:table-cell>
        </table:table-row>
        <table:table-row>
          <table:table-cell table:style-name="Tabla2.A1" office:value-type="string">
            <text:list text:style-name="L2">
              <text:list-header>
                <text:p text:style-name="P15"><text:s/></text:p>
              </text:list-header>
            </text:list>
          </table:table-cell>
        </table:table-row>
        <table:table-row>
          <table:table-cell table:style-name="Tabla2.A1" office:value-type="string">
            <text:list text:continue-numbering="true" text:style-name="L2">
              <text:list-header>
                <text:p text:style-name="P17">Cena</text:p>
              </text:list-header>
            </text:list>
          </table:table-cell>
        </table:table-row>
        <table:table-row>
          <table:table-cell table:style-name="Tabla2.A1" office:value-type="string">
            <text:list text:continue-numbering="true" text:style-name="L2">
              <text:list-header>
                <text:p text:style-name="P19">* Empanada <text:span text:style-name="T17">C</text:span>riolla a <text:span text:style-name="T17">C</text:span>uchillo.</text:p>
                <text:p text:style-name="P20">* Raviolon de <text:span text:style-name="T17">V</text:span>erdura <text:span text:style-name="T17">A</text:span>humado.</text:p>
                <text:p text:style-name="P20">* <text:span text:style-name="T17">Helado </text:span>Almendrado .</text:p>
              </text:list-header>
            </text:list>
          </table:table-cell>
        </table:table-row>
      </table:table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/></text:p>
            <text:p text:style-name="P9"><text:span text:style-name="T9">Menú</text:span><text:span text:style-name="T8"> </text:span><text:span text:style-name="T10">Día </text:span><text:span text:style-name="T12">2</text:span></text:p>
          </table:table-cell>
        </table:table-row>
        <table:table-row>
          <table:table-cell table:style-name="Tabla3.A1" office:value-type="string">
            <text:p text:style-name="P5"><text:s/></text:p>
          </table:table-cell>
        </table:table-row>
        <table:table-row>
          <table:table-cell table:style-name="Tabla3.A1" office:value-type="string">
            <text:p text:style-name="P7">Almuerzo</text:p>
          </table:table-cell>
        </table:table-row>
        <table:table-row>
          <table:table-cell table:style-name="Tabla3.A1" office:value-type="string">
            <text:list xml:id="list15742427617196" text:continue-list="list3408788713" text:style-name="L1">
              <text:list-header>
                <text:p text:style-name="P23">* Muzarellas <text:span text:style-name="T17">C</text:span>rujientes. <text:s text:c="3"/></text:p>
                <text:p text:style-name="P24">* Milanesa de <text:span text:style-name="T17">P</text:span>eceto con <text:span text:style-name="T17">E</text:span>ns<text:span text:style-name="T17">alada C</text:span>hef<text:span text:style-name="T18">f</text:span>. <text:s text:c="3"/></text:p>
                <text:p text:style-name="P23">* Crumble de <text:span text:style-name="T17">M</text:span>anzana. <text:s text:c="3"/></text:p>
              </text:list-header>
            </text:list>
          </table:table-cell>
        </table:table-row>
        <table:table-row>
          <table:table-cell table:style-name="Tabla3.A1" office:value-type="string">
            <text:list text:style-name="L3">
              <text:list-header>
                <text:p text:style-name="P16"><text:s text:c="2"/></text:p>
              </text:list-header>
            </text:list>
          </table:table-cell>
        </table:table-row>
        <table:table-row>
          <table:table-cell table:style-name="Tabla3.A1" office:value-type="string">
            <text:list text:continue-numbering="true" text:style-name="L3">
              <text:list-header>
                <text:p text:style-name="P18">Cena</text:p>
              </text:list-header>
            </text:list>
          </table:table-cell>
        </table:table-row>
        <table:table-row>
          <table:table-cell table:style-name="Tabla3.A1" office:value-type="string">
            <text:list text:continue-numbering="true" text:style-name="L3">
              <text:list-header>
                <text:p text:style-name="P27"><text:span text:style-name="T16">*</text:span><text:span text:style-name="T6"> </text:span><text:span text:style-name="T7">Quiche de Calabaza y Muzzarella</text:span><text:span text:style-name="T6">.</text:span></text:p>
                <text:p text:style-name="P25">* Muslito al <text:span text:style-name="T17">A</text:span>jillo <text:span text:style-name="T19">con Puré</text:span>. <text:s/></text:p>
                <text:p text:style-name="P26">* Budín de <text:span text:style-name="T17">P</text:span>an <text:span text:style-name="T17">M</text:span>ixto.</text:p>
              </text:list-header>
            </text:list>
          </table:table-cell>
        </table:table-row>
        <table:table-row>
          <table:table-cell table:style-name="Tabla3.A1" office:value-type="string">
            <text:list xml:id="list15743174885503" text:continue-numbering="true" text:style-name="L3">
              <text:list-header>
                <text:p text:style-name="P27"/>
              </text:list-header>
            </text:list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able:table table:name="Tabla6" table:style-name="Tabla6">
        <table:table-column table:style-name="Tabla6.A"/>
        <table:table-row>
          <table:table-cell table:style-name="Tabla6.A1" office:value-type="string">
            <text:p text:style-name="P22"><text:s/></text:p>
            <text:p text:style-name="P9"><text:span text:style-name="T9">Menú</text:span><text:span text:style-name="T8"> </text:span><text:span text:style-name="T10">Día </text:span><text:span text:style-name="T13">3</text:span></text:p>
          </table:table-cell>
        </table:table-row>
        <table:table-row>
          <table:table-cell table:style-name="Tabla6.A1" office:value-type="string">
            <text:p text:style-name="P5"><text:s/></text:p>
          </table:table-cell>
        </table:table-row>
        <table:table-row>
          <table:table-cell table:style-name="Tabla6.A1" office:value-type="string">
            <text:p text:style-name="P7">Almuerzo</text:p>
          </table:table-cell>
        </table:table-row>
        <table:table-row>
          <table:table-cell table:style-name="Tabla6.A1" office:value-type="string">
            <text:list text:continue-list="list15742427617196" text:style-name="L1">
              <text:list-header>
                <text:p text:style-name="P23">* <text:span text:style-name="T18">Tortilla Española con Ensaladilla</text:span>. <text:s text:c="3"/></text:p>
                <text:p text:style-name="P24">* <text:span text:style-name="T18">Tallarines a la Parisienne</text:span>. <text:s text:c="3"/></text:p>
                <text:p text:style-name="P23">* <text:span text:style-name="T18">Tiramisú</text:span>. <text:s text:c="3"/></text:p>
              </text:list-header>
            </text:list>
          </table:table-cell>
        </table:table-row>
        <table:table-row>
          <table:table-cell table:style-name="Tabla6.A1" office:value-type="string">
            <text:list text:continue-list="list15743174885503" text:style-name="L3">
              <text:list-header>
                <text:p text:style-name="P16"><text:s text:c="2"/></text:p>
              </text:list-header>
            </text:list>
          </table:table-cell>
        </table:table-row>
        <table:table-row>
          <table:table-cell table:style-name="Tabla6.A1" office:value-type="string">
            <text:list text:continue-numbering="true" text:style-name="L3">
              <text:list-header>
                <text:p text:style-name="P18">Cena</text:p>
              </text:list-header>
            </text:list>
          </table:table-cell>
        </table:table-row>
        <table:table-row>
          <table:table-cell table:style-name="Tabla6.A1" office:value-type="string">
            <text:list text:continue-numbering="true" text:style-name="L3">
              <text:list-header>
                <text:p text:style-name="P27"><text:span text:style-name="T16">*</text:span><text:span text:style-name="T6"> </text:span><text:span text:style-name="T7">Ensalada Griega</text:span><text:span text:style-name="T6">.</text:span></text:p>
                <text:p text:style-name="P25">* <text:span text:style-name="T18">Carne al Horno Braseada</text:span>. <text:s/></text:p>
                <text:p text:style-name="P28"><text:span text:style-name="T6">*</text:span><text:span text:style-name="T7"> Bombón Suizo con Frutos Rojos.</text:span></text:p>
              </text:list-header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able_20_Contents">
      <style:paragraph-properties fo:text-align="center" style:justify-single-word="false"/>
      <style:text-properties fo:font-size="36pt" officeooo:paragraph-rsid="0017cc77" style:font-size-asian="36pt" style:font-size-complex="36pt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<draw:frame draw:style-name="Mfr1" draw:name="Imagen1" text:anchor-type="char" svg:x="6.516cm" svg:y="0.822cm" svg:width="4.367cm" svg:height="2.362cm" draw:z-index="2"><draw:image xlink:href="Pictures/10000001000002D00000015BBF1A7D9E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1:52:01.046399432</meta:creation-date>
    <dc:date>2025-10-29T01:57:42.040107159</dc:date>
    <meta:editing-duration>PT2H5M41S</meta:editing-duration>
    <meta:editing-cycles>17</meta:editing-cycles>
    <meta:generator>LibreOffice/24.2.5.2$Linux_X86_64 LibreOffice_project/420$Build-2</meta:generator>
    <meta:print-date>2025-10-29T01:54:03.595461943</meta:print-date>
    <meta:document-statistic meta:table-count="3" meta:image-count="1" meta:object-count="0" meta:page-count="3" meta:paragraph-count="39" meta:word-count="116" meta:character-count="616" meta:non-whitespace-character-count="497"/>
  </office:meta>
</office:document-meta>
</file>